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E94E80D20250F97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36cm, 13.509cm, 23.901cm, 12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99cm" svg:height="11.591cm" svg:x="0.301cm" svg:y="0.2cm">
          <draw:image xlink:href="Pictures/1000000000000BD000000FC0E94E80D20250F97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50:23.219455603</dc:date>
    <meta:editing-duration>PT2M4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